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गोंयच्यो धा परस कमी भुरगीं आशिल्ल्यो शाळा विलीन करात एचआरडी मंत्रालयाची सुचोवणी 22%शिक्षकांनी दिल्लें ना आधार पूज्य 24%शाळा खंयच्याच बोर्डाक संलग्नीत नात खासा रिपोर्ट.</text:p>
      <text:p>श्रीकृष्णाची पुजा विसरले पाडवो भाऊबीज विसरले उल्लो नरकासूर सुदिन म्हण्टा नरकासुराचे स्पर्धांनी भुरगे पेड्ड्य़ार वता वता थंय एक्सिडॅन्ट नरकासूर स्पर्धा म्हण्टा त्यो नाका.</text:p>
      <text:p>गोवा युनिवर्सिटींत तणाव व्हीसीक मेळूंक सोदतल्या एनएसयूआयच्या स्टुडंटांचेर पुलिसांनी हात घालो म्हूण बोवाळ युनिव्हर्सिटीचेर बीजेपी सपोर्टेड पॅनल बिनविरोध.</text:p>
      <text:p>केरळांत सीपीएमवाल्यांनी बीजेपी कार्यकर्त्यांच्यो हत्त्या बंद करच्यो म्हूण बीजेपी तापयता दिल्लीमेरेन वातावरण पणजेय काडली रॅली मुख्यमंत्री पर्रीकार पावलो केरळाचे रॅलींत.</text:p>
      <text:p>दिवाळी तेकली एफडीएच्यो ड्यूप्लिकेट मावा फरसाणीचेर एकार एक धाडी सोमारा मायणा पिळर्ण धाड साडेतीन लाखांची हजारभर किलो मिठाई फरसाण जप्त.</text:p>
      <text:p>आनी</text:p>
      <text:p>गोंयच्यो धा परस कमी भुरगीं आशिल्ल्यो शाळा विलिनीकरण येवजणेखाला हाडपाची सुचोवणी केंद्रान गोंयाक केल्या. एचआरडी मंत्रालयाचे राजस्थानांत जाल्ले पच्छिम विभागीय बसकेत ही गजाल चर्चेक आयली. गोंयच्यो पूज्य चौवीस टक्के शाळा देशांतल्या खंयच्याच बोर्डाकडेन संलग्नित ना ही गजालूय हे बसकेंत आयली. गोंयच्या 22%शिक्षकांनी खंय तांचो आधार नंबर खात्याक अजून दिल्लो ना.</text:p>
      <text:p>आमी श्रीकृष्णाची पुजा विसरले पाडवो भाऊबीज विसरले याद उल्ला तो फक्त नरकासूर. नरकासूर स्पर्धांक लागून कितलेशेच भूरगे वायट मार्गार वचूंक लागल्यात नरकासुराच्यो स्पर्धा जाता त्या शारांनी मेळून कमीतकमी 25 30 एक्सिडेंट जातात तीगचवग मरतात नरकासूर स्पर्धा बंद करच्यो म्हूण पीडब्ल्यूडी मंत्री सुदिन सावड्ड्या जायका प्रॉजॅक्टाची बुन्याद घालूंक गेल्लेकडेन उलयलो.</text:p>
      <text:p>घेवया एक ब्रेक</text:p>
      <text:p>गोवा युनिवर्सिटीत सकाळीं मात्सो तणाव जालो. पुलीस फोर्स घाल्ल्यान भुरगे तापले. स्टुडंट्स कावंन्सिलाचे इलॅक्शनाक सगळ्या विद्यार्थ्यांक मतदानाचो हक्क मेळचो म्हूण फाटल्या 3 म्हयन्यांसावन एनएसयुआय आवाज काडटा. व्हिसी एपॉयन्टमेन्ट दिना म्हूण ताका ताणीं फोर्सान मेळपाचो यत्न केलो. पुलिसांनी आडायतगीच भुरगे थंयच धरण्याक बसले. युनिव्हर्सिटीचेर बीजेपी सपोर्टेड स्टूडंट पॅनल बिनविरोध आयलां.</text:p>
      <text:p>पोर्टांत सुदारणा करपाक कामगारांचो विरोध ना मात कामगारांक विस्वासांत घेवंक जाय म्हूण ऑल इंडिया पोर्ट अँड डॉक वर्कर्स फॅडरेशन मागता मूरगांव पोर्ट आनी रेल्वे कामगारांचे युनियनान घेतिल्ले परिशदेंत हो विशय आयलो. कामगारांचो आकडो कमी जायत आसा म्हणूनय फॅडरेशनान खंत उक्तायल्या.</text:p>
      <text:p>घेवया एक ब्रेक</text:p>
      <text:p>केरळांत सीपीएमवाल्यांनी बीजेपी कार्यकर्त्यांच्यो हत्त्या बंद करच्यो म्हूण बीजेपी सध्या केरळसावन दिल्लीमेरेन वातावरण तापयता. बीजेपीचे कार्यकर्ते आनी फुडाऱ्यांच्या हत्यांचो निशेध करपाक पणजेय बीजेपीन रॅली काडली. सीपीएमा आड सोमारा केरळांतूय जन रक्षा यात्रा जाली. मुख्यमंत्री पर्रीकार केरळांतले रॅलींत आशिल्लो.</text:p>
      <text:p>इंडियन कोस्ट गोर्ड गोंयच्या कोस्टल पुलिसांक खासा मॅरिटायम सॅक्युरीटी ट्रेनिंग दिता. 16 ऑक्टोबर सावन सुरु जाल्ली ही खासा ट्रेनिंग 2 आठवडे चलतली. 20 पोलीस सध्या ही ट्रेनिंग घेतात. ट्रेनिंग सॅशन सुरु करतना कोस्ट गार्डाचो डिआयजी मनोज भाडकरान सॅशनांतले ट्रेनींक मार्गदर्शन केलें.</text:p>
      <text:p>दिवाळी तेकली एफडीए ड्यूप्लिकेट मावा आनी फरसाणीचे स्टॉकाचेर एकार एक धाडी घालीत आसा सोमारा एफडीएन मायना पिळर्ण रेड माल्ली हजारभर किलो मिठाई आनी फरसाण जप्त केल्या. जप्त केला तो म्हाल सुमार साडेतीन लाखांचो. सगळें खाण तयार करताले थंय खंय सगलीं बुरशेंपणां. तांचेकडेन लायसनूय ना म्हूण एफडीए सांगता.</text:p>
      <text:p>घेवया एक ब्रेक</text:p>
      <text:p>. कोलवाचें फामाद फामा फॅस्त मोठे उमेदीन आनी भक्तीभावान जालें. फॅस्ताक सगल्या गोंयच्यान मोठ्या प्रमाणांत लोक येतात. फांतोडेर प्रार्थना सभा जाले उपरांत फादर अविनाश मास्करेन्हसान जेजुची मुर्ती अल्टरावेल्यान देंवयली. उपरांत लोकांच्या सांगातान मिरवणूक जाली. फेस्ताचे फेरयेकूय लोकांची गर्दी जाता.</text:p>
      <text:p>आता पळोवया गोंयच्या हेर वाठारांतले कांय खबरो.</text:p>
      <text:p>घेवया एक ब्रेक</text:p>
      <text:p>फातोड्ड्या जाल्ले राष्ट्रीय सबजुनीयर बँडमिंटन सर्तींत गोंयच्या तनीशा क्रास्तोन सिल्वर मँडल जोडले. आपलो टार्गेट वल्ड चँम्पियन जावपाचे आसा अशें ताणे प्रुडंटाक सांगले. आता सावन नेटान ट्रेनींग करतले म्हुण तनीशान उतर दि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